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Differentiation Rules</text:p>
      <text:p text:style-name="Standard"><text:line-break/>Ex. Find the derivative of <draw:frame draw:style-name="fr1" draw:name="Object1" text:anchor-type="as-char" svg:y="-0.172in" svg:width="2.1252in" svg:height="0.2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Power Rule: <draw:frame draw:style-name="fr1" draw:name="Object2" text:anchor-type="as-char" svg:y="-0.322in" svg:width="1.8992in" svg:height="0.5846in" draw:z-index="1"><draw:object xlink:href="./Object 2" xlink:type="simple" xlink:show="embed" xlink:actuate="onLoad"/><draw:image xlink:href="./ObjectReplacements/Object 2" xlink:type="simple" xlink:show="embed" xlink:actuate="onLoad"/></draw:frame> </text:p>
      <text:p text:style-name="Standard"/>
      <text:p text:style-name="Standard">Derivatives of Linear Functions</text:p>
      <text:p text:style-name="Standard"/>
      <text:p text:style-name="Standard"><draw:frame draw:style-name="fr1" draw:name="Object3" text:anchor-type="as-char" svg:y="-0.2437in" svg:width="0.7154in" svg:height="0.3929in" draw:z-index="2"><draw:object xlink:href="./Object 3" xlink:type="simple" xlink:show="embed" xlink:actuate="onLoad"/><draw:image xlink:href="./ObjectReplacements/Object 3" xlink:type="simple" xlink:show="embed" xlink:actuate="onLoad"/></draw:frame> <text:tab/><text:tab/><draw:frame draw:style-name="fr1" draw:name="Object4" text:anchor-type="as-char" svg:y="-0.2437in" svg:width="1.1055in" svg:height="0.3929in" draw:z-index="3"><draw:object xlink:href="./Object 4" xlink:type="simple" xlink:show="embed" xlink:actuate="onLoad"/><draw:image xlink:href="./ObjectReplacements/Object 4" xlink:type="simple" xlink:show="embed" xlink:actuate="onLoad"/></draw:frame> <text:tab/><text:tab/><draw:frame draw:style-name="fr1" draw:name="Object5" text:anchor-type="as-char" svg:y="-0.2437in" svg:width="0.722in" svg:height="0.3929in" draw:z-index="4"><draw:object xlink:href="./Object 5" xlink:type="simple" xlink:show="embed" xlink:actuate="onLoad"/><draw:image xlink:href="./ObjectReplacements/Object 5" xlink:type="simple" xlink:show="embed" xlink:actuate="onLoad"/></draw:frame> </text:p>
      <text:p text:style-name="Standard"/>
      <text:p text:style-name="Standard">Ex. Find the derivative:</text:p>
      <text:p text:style-name="Standard"><draw:frame draw:style-name="fr1" draw:name="Object6" text:anchor-type="as-char" svg:y="-0.172in" svg:width="0.7154in" svg:height="0.2138in" draw:z-index="5"><draw:object xlink:href="./Object 6" xlink:type="simple" xlink:show="embed" xlink:actuate="onLoad"/><draw:image xlink:href="./ObjectReplacements/Object 6" xlink:type="simple" xlink:show="embed" xlink:actuate="onLoad"/></draw:frame> </text:p>
      <text:p text:style-name="Standard"><draw:frame draw:style-name="fr1" draw:name="Object9" text:anchor-type="as-char" svg:y="-0.172in" svg:width="0.8634in" svg:height="0.2138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ject7" text:anchor-type="as-char" svg:y="-0.1634in" svg:width="0.8689in" svg:height="0.2047in" draw:z-index="6"><draw:object xlink:href="./Object 7" xlink:type="simple" xlink:show="embed" xlink:actuate="onLoad"/><draw:image xlink:href="./ObjectReplacements/Object 7" xlink:type="simple" xlink:show="embed" xlink:actuate="onLoad"/></draw:frame> </text:p>
      <text:p text:style-name="Standard"><draw:frame draw:style-name="fr1" draw:name="Object10" text:anchor-type="as-char" svg:y="-0.2681in" svg:width="0.9465in" svg:height="0.416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1" draw:name="Object8" text:anchor-type="as-char" svg:y="-0.2437in" svg:width="0.7138in" svg:height="0.4165in" draw:z-index="7"><draw:object xlink:href="./Object 8" xlink:type="simple" xlink:show="embed" xlink:actuate="onLoad"/><draw:image xlink:href="./ObjectReplacements/Object 8" xlink:type="simple" xlink:show="embed" xlink:actuate="onLoad"/></draw:frame> </text:p>
      <text:p text:style-name="Standard"><draw:frame draw:style-name="fr1" draw:name="Object11" text:anchor-type="as-char" svg:y="-0.2437in" svg:width="0.8417in" svg:height="0.4165in" draw:z-index="10"><draw:object xlink:href="./Object 11" xlink:type="simple" xlink:show="embed" xlink:actuate="onLoad"/><draw:image xlink:href="./ObjectReplacements/Object 11" xlink:type="simple" xlink:show="embed" xlink:actuate="onLoad"/></draw:frame> </text:p>
      <text:p text:style-name="Standard"/>
      <text:p text:style-name="Standard">Lenma: Binomial Expansion</text:p>
      <text:p text:style-name="Standard"/>
      <text:p text:style-name="Standard"><draw:frame draw:style-name="fr1" draw:name="Object12" text:anchor-type="as-char" svg:y="-1.2252in" svg:width="2.6445in" svg:height="2.3965in" draw:z-index="11"><draw:object xlink:href="./Object 12" xlink:type="simple" xlink:show="embed" xlink:actuate="onLoad"/><draw:image xlink:href="./ObjectReplacements/Object 12" xlink:type="simple" xlink:show="embed" xlink:actuate="onLoad"/></draw:frame> </text:p>
      <text:p text:style-name="Standard">Proof of the power rule for positive integer exponents.</text:p>
      <text:p text:style-name="Standard"><draw:frame draw:style-name="fr1" draw:name="Object13" text:anchor-type="as-char" svg:y="-0.172in" svg:width="2.9035in" svg:height="0.2138in" draw:z-index="12"><draw:object xlink:href="./Object 13" xlink:type="simple" xlink:show="embed" xlink:actuate="onLoad"/><draw:image xlink:href="./ObjectReplacements/Object 13" xlink:type="simple" xlink:show="embed" xlink:actuate="onLoad"/></draw:frame> </text:p>
      <text:p text:style-name="Standard">We want to show that <draw:frame draw:style-name="fr1" draw:name="Object14" text:anchor-type="as-char" svg:y="-0.172in" svg:width="0.9874in" svg:height="0.2138in" draw:z-index="13"><draw:object xlink:href="./Object 14" xlink:type="simple" xlink:show="embed" xlink:actuate="onLoad"/><draw:image xlink:href="./ObjectReplacements/Object 14" xlink:type="simple" xlink:show="embed" xlink:actuate="onLoad"/></draw:frame> </text:p>
      <text:p text:style-name="Standard"><text:soft-page-break/><draw:frame draw:style-name="fr1" draw:name="Object15" text:anchor-type="as-char" svg:y="-1.1429in" svg:width="2.7327in" svg:height="2.2272in" draw:z-index="14"><draw:object xlink:href="./Object 15" xlink:type="simple" xlink:show="embed" xlink:actuate="onLoad"/><draw:image xlink:href="./ObjectReplacements/Object 1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2T10:51:12.51</meta:creation-date>
    <meta:generator>OpenOffice/4.1.3$Win32 OpenOffice.org_project/413m1$Build-9783</meta:generator>
    <dc:date>2018-02-12T12:00:01.91</dc:date>
    <dc:creator>Timothy Cayer</dc:creator>
    <meta:editing-duration>PT1H8M49S</meta:editing-duration>
    <meta:editing-cycles>3</meta:editing-cycles>
    <meta:document-statistic meta:table-count="0" meta:image-count="0" meta:object-count="15" meta:page-count="2" meta:paragraph-count="18" meta:word-count="35" meta:character-count="253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row>
              <mrow>
                <msup>
                  <mn>3x</mn>
                  <mrow>
                    <mn>20</mn>
                  </mrow>
                </msup>
                <mo stretchy="false">+</mo>
                <msup>
                  <mn>4x</mn>
                  <mrow>
                    <mn>15</mn>
                  </mrow>
                </msup>
              </mrow>
              <mo stretchy="false">+</mo>
              <msup>
                <mn>7x</mn>
                <mrow>
                  <mn>10</mn>
                </mrow>
              </msup>
            </mrow>
            <mo stretchy="false">−</mo>
            <mi>x</mi>
          </mrow>
          <mo stretchy="false">+</mo>
          <mn>1</mn>
        </mrow>
      </mrow>
    </mrow>
    <annotation encoding="StarMath 5.0">f(x) = 3x^{20} + 4x^{15} + 7x^{10} - x + 1</annotation>
  </semantics>
</math>
</file>

<file path=Object 10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sup>
          <mrow>
            <mfrac>
              <mrow>
                <mi>x</mi>
              </mrow>
              <mrow>
                <mn>2</mn>
              </mrow>
            </mfrac>
          </mrow>
          <mrow>
            <mrow>
              <mo stretchy="false">−</mo>
              <mn>0.5</mn>
            </mrow>
          </mrow>
        </msup>
      </mrow>
    </mrow>
    <annotation encoding="StarMath 5.0">g'(x) = {{x} over {2}}^{-0.5}</annotation>
  </semantics>
</math>
</file>

<file path=Object 11/content.xml><?xml version="1.0" encoding="utf-8"?>
<math xmlns="http://www.w3.org/1998/Math/MathML">
  <semantics>
    <mrow>
      <mi>h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−</mo>
              <mn>3</mn>
            </mrow>
          </mrow>
          <mrow>
            <msup>
              <mi>x</mi>
              <mrow>
                <mn>4</mn>
              </mrow>
            </msup>
          </mrow>
        </mfrac>
      </mrow>
    </mrow>
    <annotation encoding="StarMath 5.0">h'(x) = {-3} over{x^{4}}</annotation>
  </semantics>
</math>
</file>

<file path=Object 12/content.xml><?xml version="1.0" encoding="utf-8"?>
<math xmlns="http://www.w3.org/1998/Math/MathML">
  <semantics>
    <mtable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row>
                  <mn>1</mn>
                </mrow>
              </msup>
              <mo stretchy="false">=</mo>
              <mrow>
                <mi>x</mi>
                <mo stretchy="false">+</mo>
                <mi>h</mi>
              </mrow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row>
                  <mn>2</mn>
                </mrow>
              </msup>
              <mo stretchy="false">=</mo>
              <mrow>
                <mo stretchy="false">(</mo>
                <mrow>
                  <mrow>
                    <mi>x</mi>
                    <mo stretchy="false">+</mo>
                    <mi>h</mi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x</mi>
                    <mo stretchy="false">+</mo>
                    <mi>h</mi>
                  </mrow>
                </mrow>
                <mo stretchy="false">)</mo>
              </mrow>
              <mo stretchy="false">=</mo>
              <mrow>
                <mrow>
                  <msup>
                    <mi>x</mi>
                    <mrow>
                      <mn>2</mn>
                    </mrow>
                  </msup>
                  <mo stretchy="false">+</mo>
                  <mn>2xh</mn>
                </mrow>
                <mo stretchy="false">+</mo>
                <msup>
                  <mi>h</mi>
                  <mrow>
                    <mn>2</mn>
                  </mrow>
                </msup>
              </mrow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row>
                  <mn>3</mn>
                </mrow>
              </msup>
              <mo stretchy="false">=</mo>
              <mrow>
                <mo stretchy="false">(</mo>
                <mrow>
                  <mrow>
                    <mi>x</mi>
                    <mo stretchy="false">+</mo>
                    <mi>h</mi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sup>
                      <mi>x</mi>
                      <mrow>
                        <mn>2</mn>
                      </mrow>
                    </msup>
                    <mo stretchy="false">+</mo>
                    <mn>2xh</mn>
                  </mrow>
                  <mo stretchy="false">+</mo>
                  <msup>
                    <mi>h</mi>
                    <mrow>
                      <mn>2</mn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sup>
                  <mi>x</mi>
                  <mrow>
                    <mn>3</mn>
                  </mrow>
                </msup>
                <mo stretchy="false">+</mo>
                <msup>
                  <mn>2x</mn>
                  <mrow>
                    <mn>2</mn>
                  </mrow>
                </msup>
              </mrow>
            </mrow>
            <mrow>
              <mi>h</mi>
              <mo stretchy="false">+</mo>
              <msup>
                <mi>x</mi>
                <mrow>
                  <mn>2</mn>
                </mrow>
              </msup>
            </mrow>
          </mrow>
        </mtd>
      </mtr>
      <mtr>
        <mtd>
          <mrow>
            <mrow>
              <mi/>
              <mo stretchy="false">=</mo>
              <msup>
                <mi>x</mi>
                <mrow>
                  <mn>2</mn>
                </mrow>
              </msup>
            </mrow>
            <mrow>
              <mrow>
                <mi>h</mi>
                <mo stretchy="false">+</mo>
                <msup>
                  <mn>2xh</mn>
                  <mrow>
                    <mn>2</mn>
                  </mrow>
                </msup>
              </mrow>
              <mo stretchy="false">+</mo>
              <msup>
                <mi>h</mi>
                <mrow>
                  <mn>3</mn>
                </mrow>
              </msup>
            </mrow>
          </mrow>
        </mtd>
      </mtr>
      <mtr>
        <mtd>
          <mrow>
            <mrow>
              <mi/>
              <mo stretchy="false">=</mo>
              <mrow>
                <msup>
                  <mi>x</mi>
                  <mrow>
                    <mn>3</mn>
                  </mrow>
                </msup>
                <mo stretchy="false">+</mo>
                <msup>
                  <mn>3x</mn>
                  <mrow>
                    <mn>2</mn>
                  </mrow>
                </msup>
              </mrow>
            </mrow>
            <mrow>
              <mrow>
                <mi>h</mi>
                <mo stretchy="false">+</mo>
                <msup>
                  <mn>3xh</mn>
                  <mrow>
                    <mn>2</mn>
                  </mrow>
                </msup>
              </mrow>
              <mo stretchy="false">+</mo>
              <msup>
                <mi>h</mi>
                <mrow>
                  <mn>3</mn>
                </mrow>
              </msup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row>
                  <mn>4</mn>
                </mrow>
              </msup>
              <mo stretchy="false">=</mo>
              <mrow>
                <mo stretchy="false">(</mo>
                <mrow>
                  <mrow>
                    <mi>x</mi>
                    <mo stretchy="false">+</mo>
                    <mi>h</mi>
                  </mrow>
                </mrow>
                <mo stretchy="false">)</mo>
              </mrow>
            </mrow>
            <mrow>
              <mo stretchy="false">(</mo>
              <mrow>
                <mrow>
                  <msup>
                    <mi>x</mi>
                    <mrow>
                      <mn>3</mn>
                    </mrow>
                  </msup>
                  <mo stretchy="false">+</mo>
                  <msup>
                    <mn>3x</mn>
                    <mrow>
                      <mn>2</mn>
                    </mrow>
                  </msup>
                </mrow>
                <mrow>
                  <mrow>
                    <mi>h</mi>
                    <mo stretchy="false">+</mo>
                    <msup>
                      <mn>3xh</mn>
                      <mrow>
                        <mn>2</mn>
                      </mrow>
                    </msup>
                  </mrow>
                  <mo stretchy="false">+</mo>
                  <msup>
                    <mi>h</mi>
                    <mrow>
                      <mn>3</mn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sup>
                  <mi>x</mi>
                  <mrow>
                    <mn>4</mn>
                  </mrow>
                </msup>
                <mo stretchy="false">+</mo>
                <msup>
                  <mn>3x</mn>
                  <mrow>
                    <mn>3</mn>
                  </mrow>
                </msup>
              </mrow>
            </mrow>
            <mrow>
              <mi>h</mi>
              <mo stretchy="false">+</mo>
              <msup>
                <mn>3x</mn>
                <mrow>
                  <mn>2</mn>
                </mrow>
              </msup>
            </mrow>
            <mrow>
              <msup>
                <mi>h</mi>
                <mrow>
                  <mn>2</mn>
                </mrow>
              </msup>
              <mo stretchy="false">+</mo>
              <msup>
                <mi mathvariant="italic">xh</mi>
                <mrow>
                  <mn>3</mn>
                </mrow>
              </msup>
            </mrow>
          </mrow>
        </mtd>
      </mtr>
      <mtr>
        <mtd>
          <mrow>
            <mrow>
              <mi/>
              <mo stretchy="false">=</mo>
              <msup>
                <mi>x</mi>
                <mrow>
                  <mn>3</mn>
                </mrow>
              </msup>
            </mrow>
            <mrow>
              <mi>h</mi>
              <mo stretchy="false">+</mo>
              <msup>
                <mn>3x</mn>
                <mrow>
                  <mn>2</mn>
                </mrow>
              </msup>
            </mrow>
            <mrow>
              <mrow>
                <msup>
                  <mi>h</mi>
                  <mrow>
                    <mn>2</mn>
                  </mrow>
                </msup>
                <mo stretchy="false">+</mo>
                <msup>
                  <mn>3xh</mn>
                  <mrow>
                    <mn>3</mn>
                  </mrow>
                </msup>
              </mrow>
              <mo stretchy="false">+</mo>
              <msup>
                <mi>h</mi>
                <mrow>
                  <mn>4</mn>
                </mrow>
              </msup>
            </mrow>
          </mrow>
        </mtd>
      </mtr>
      <mtr>
        <mtd>
          <mrow>
            <mrow>
              <mi/>
              <mo stretchy="false">=</mo>
              <mrow>
                <msup>
                  <mi>x</mi>
                  <mrow>
                    <mn>4</mn>
                  </mrow>
                </msup>
                <mo stretchy="false">+</mo>
                <msup>
                  <mn>4x</mn>
                  <mrow>
                    <mn>3</mn>
                  </mrow>
                </msup>
              </mrow>
            </mrow>
            <mrow>
              <mi>h</mi>
              <mo stretchy="false">+</mo>
              <msup>
                <mn>6x</mn>
                <mrow>
                  <mn>2</mn>
                </mrow>
              </msup>
            </mrow>
            <mrow>
              <mrow>
                <msup>
                  <mi>h</mi>
                  <mrow>
                    <mn>2</mn>
                  </mrow>
                </msup>
                <mo stretchy="false">+</mo>
                <msup>
                  <mn>4xh</mn>
                  <mrow>
                    <mn>3</mn>
                  </mrow>
                </msup>
              </mrow>
              <mo stretchy="false">+</mo>
              <msup>
                <mi>h</mi>
                <mrow>
                  <mn>4</mn>
                </mrow>
              </msup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+</mo>
                      <mi>h</mi>
                    </mrow>
                  </mrow>
                  <mo stretchy="false">)</mo>
                </mrow>
                <mrow>
                  <mi>n</mi>
                </mrow>
              </msup>
              <mo stretchy="false">=</mo>
              <mrow>
                <msup>
                  <mi>x</mi>
                  <mrow>
                    <mi>n</mi>
                  </mrow>
                </msup>
                <mo stretchy="false">+</mo>
                <msup>
                  <mi mathvariant="italic">n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row>
            <mrow>
              <mrow>
                <mrow>
                  <mi>h</mi>
                  <mo stretchy="false">+</mo>
                  <mn>...</mn>
                </mrow>
                <mo stretchy="false">+</mo>
                <msup>
                  <mi mathvariant="italic">nxh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  <mo stretchy="false">+</mo>
              <msup>
                <mi>h</mi>
                <mrow>
                  <mi>n</mi>
                </mrow>
              </msup>
            </mrow>
          </mrow>
        </mtd>
      </mtr>
    </mtable>
    <annotation encoding="StarMath 5.0">(x+h)^{1} = x + h newline
(x+h)^{2} = (x + h)(x + h) = x^{2} + 2xh + h^{2} newline
(x+h)^{3} = (x+h)(x^{2}+2xh+h^{2}) newline
~=x^{3} + 2x^{2}h+x^{2} newline
~=x^{2}h+2xh^{2}+h^{3} newline
~=x^{3}+3x^{2}h+3xh^{2}+h^{3} newline
(x+h)^{4} = (x+h)(x^{3}+3x^{2}h+3xh^{2}+h^{3}) newline
~= x^{4}+3x^{3}h+3x^{2}h^{2}+xh^{3} newline
~= x^{3}h+3x^{2}h^{2}+3xh^{3}+h^{4} newline
~= x^{4}+4x^{3}h+6x^{2}h^{2}+4xh^{3}+h^{4} newline
(x+h)^{n} = x^{n}+nx^{n-1}h+...+nxh^{n-1}+h^{n}</annotation>
  </semantics>
</math>
</file>

<file path=Object 13/content.xml><?xml version="1.0" encoding="utf-8"?>
<math xmlns="http://www.w3.org/1998/Math/MathML">
  <semantics>
    <mrow>
      <mtext>Let</mtext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i>n</mi>
          </mrow>
        </msup>
      </mrow>
      <mtext>where n is a positive integer.</mtext>
    </mrow>
    <annotation encoding="StarMath 5.0">"Let" f(x) = x^{n} "where n is a positive integer."</annotation>
  </semantics>
</math>
</file>

<file path=Object 14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sup>
          <mi mathvariant="italic">nx</mi>
          <mrow>
            <mrow>
              <mi>n</mi>
              <mo stretchy="false">−</mo>
              <mn>1</mn>
            </mrow>
          </mrow>
        </msup>
      </mrow>
    </mrow>
    <annotation encoding="StarMath 5.0">f'(x) = nx^{n-1}</annotation>
  </semantics>
</math>
</file>

<file path=Object 15/content.xml><?xml version="1.0" encoding="utf-8"?>
<math xmlns="http://www.w3.org/1998/Math/MathML">
  <semantics>
    <mtable>
      <mtr>
        <mtd>
          <mrow>
            <mi>f</mi>
            <mi>'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i>f</mi>
                      <mrow>
                        <mrow>
                          <mo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stretchy="false">)</mo>
                        </mrow>
                        <mo stretchy="false">−</mo>
                        <mi>f</mi>
                      </mrow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row>
                      <mi>h</mi>
                    </mrow>
                  </mfrac>
                </mrow>
              </mrow>
            </mrow>
          </mrow>
        </mtd>
      </mtr>
      <mtr>
        <mtd>
          <mrow>
            <mrow>
              <mi/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stretchy="false">)</mo>
                          </mrow>
                          <mrow>
                            <mi>n</mi>
                          </mrow>
                        </msup>
                        <mo stretchy="false">−</mo>
                        <msup>
                          <mi>x</mi>
                          <mrow>
                            <mi>n</mi>
                          </mrow>
                        </msup>
                      </mrow>
                    </mrow>
                    <mrow>
                      <mi>h</mi>
                    </mrow>
                  </mfrac>
                </mrow>
              </mrow>
            </mrow>
          </mrow>
        </mtd>
      </mtr>
      <mtr>
        <mtd>
          <mrow>
            <mrow>
              <mi/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row>
                        <mrow>
                          <msup>
                            <mi>x</mi>
                            <mrow>
                              <mi>n</mi>
                            </mrow>
                          </msup>
                        </mrow>
                        <mo stretchy="false">+</mo>
                        <msup>
                          <mi mathvariant="italic">nx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  <mrow>
                        <mrow>
                          <mrow>
                            <mi>h</mi>
                            <mo stretchy="false">+</mo>
                            <mn>...</mn>
                          </mrow>
                          <mo stretchy="false">+</mo>
                          <msup>
                            <mi mathvariant="italic">nxh</mi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up>
                        </mrow>
                        <mo stretchy="false">+</mo>
                        <msup>
                          <mi>h</mi>
                          <mrow>
                            <mi>n</mi>
                          </mrow>
                        </msup>
                      </mrow>
                      <mrow>
                        <mrow>
                          <mo stretchy="false">−</mo>
                          <msup>
                            <mi>x</mi>
                            <mrow>
                              <mi>n</mi>
                            </mrow>
                          </msup>
                        </mrow>
                      </mrow>
                    </mrow>
                    <mrow>
                      <mi>h</mi>
                    </mrow>
                  </mfrac>
                </mrow>
              </mrow>
            </mrow>
          </mrow>
        </mtd>
      </mtr>
      <mtr>
        <mtd>
          <mrow>
            <mrow>
              <mi/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frac>
                    <mrow>
                      <mrow>
                        <mi>h</mi>
                      </mrow>
                      <mrow>
                        <mo stretchy="false">(</mo>
                        <mrow>
                          <msup>
                            <mi mathvariant="italic">nx</mi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up>
                          <mrow>
                            <mrow>
                              <mrow>
                                <mi>h</mi>
                                <mo stretchy="false">+</mo>
                                <mn>...</mn>
                              </mrow>
                              <mo stretchy="false">+</mo>
                              <msup>
                                <mi mathvariant="italic">nxh</mi>
                                <mrow>
                                  <mrow>
                                    <mi>n</mi>
                                    <mo stretchy="false">−</mo>
                                    <mn>2</mn>
                                  </mrow>
                                </mrow>
                              </msup>
                            </mrow>
                            <mo stretchy="false">+</mo>
                            <msup>
                              <mi>h</mi>
                              <mrow>
                                <mrow>
                                  <mi>n</mi>
                                  <mo stretchy="false">−</mo>
                                  <mn>1</mn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  <mrow>
                      <mrow>
                        <mi>h</mi>
                      </mrow>
                    </mrow>
                  </mfrac>
                </mrow>
              </mrow>
            </mrow>
          </mrow>
        </mtd>
      </mtr>
      <mtr>
        <mtd>
          <mrow>
            <mrow>
              <mi/>
              <mo stretchy="false">=</mo>
              <mrow>
                <munder>
                  <mi>lim</mi>
                  <mrow>
                    <mrow>
                      <mi>h</mi>
                      <mo stretchy="false">→</mo>
                      <mn>0</mn>
                    </mrow>
                  </mrow>
                </munder>
                <mrow>
                  <mrow>
                    <mrow>
                      <mo stretchy="false">(</mo>
                      <mrow>
                        <msup>
                          <mi mathvariant="italic">nx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  <mrow>
                          <mrow>
                            <mrow>
                              <mi>h</mi>
                              <mo stretchy="false">+</mo>
                              <mn>...</mn>
                            </mrow>
                            <mo stretchy="false">+</mo>
                            <msup>
                              <mi mathvariant="italic">nxh</mi>
                              <mrow>
                                <mrow>
                                  <mi>n</mi>
                                  <mo stretchy="false">−</mo>
                                  <mn>2</mn>
                                </mrow>
                              </mrow>
                            </msup>
                          </mrow>
                          <mo stretchy="false">+</mo>
                          <msup>
                            <mi>h</mi>
                            <mrow>
                              <mrow>
                                <mi>n</mi>
                                <mo stretchy="false">−</mo>
                                <mn>1</mn>
                              </mrow>
                            </mrow>
                          </msup>
                        </mrow>
                      </mrow>
                      <mo stretchy="false">)</mo>
                    </mrow>
                  </mrow>
                </mrow>
              </mrow>
            </mrow>
          </mrow>
        </mtd>
      </mtr>
      <mtr>
        <mtd>
          <mrow>
            <mrow>
              <mi/>
              <mo stretchy="false">=</mo>
              <msup>
                <mi mathvariant="italic">nx</mi>
                <mrow>
                  <mrow>
                    <mi>n</mi>
                    <mo stretchy="false">−</mo>
                    <mn>1</mn>
                  </mrow>
                </mrow>
              </msup>
            </mrow>
          </mrow>
        </mtd>
      </mtr>
    </mtable>
    <annotation encoding="StarMath 5.0">f'(x) = lim csub {h toward 0} {{f(x+h) - f(x)} over {h}} newline
~= lim csub {h toward 0} {{(x+h)^{n} - x^{n}} over {h}} newline
~= lim csub {h toward 0} {{overstrike {x^{n}}+nx^{n-1}h+...+nxh^{n-1}+h^{n} overstrike { - x^{n}}} over {h}} newline
~= lim csub {h toward 0} {{overstrike{h}(nx^{n-1}h+...+nxh^{n-2}+h^{n - 1})} over {overstrike{h}}} newline
~= lim csub {h toward 0} {{(nx^{n-1}h+...+nxh^{n-2}+h^{n - 1})}} newline
~= nx^{n-1}</annotation>
  </semantics>
</math>
</file>

<file path=Object 2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sup>
                <mi>x</mi>
                <mrow>
                  <mi>n</mi>
                </mrow>
              </msup>
              <mo stretchy="false">=</mo>
              <msup>
                <mi mathvariant="italic">nx</mi>
                <mrow>
                  <mrow>
                    <mi>n</mi>
                    <mo stretchy="false">−</mo>
                    <mn>1</mn>
                  </mrow>
                </mrow>
              </msup>
            </mrow>
          </mrow>
        </mtd>
      </mtr>
      <mtr>
        <mtd>
          <mrow>
            <mtext>where n is any real number</mtext>
          </mrow>
        </mtd>
      </mtr>
    </mtable>
    <annotation encoding="StarMath 5.0">{d} over {dx}x^{n} = nx^{n-1} newline
"where n is any real number"</annotation>
  </semantics>
</math>
</file>

<file path=Object 3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[</mo>
          <mrow>
            <mi>c</mi>
          </mrow>
          <mo stretchy="false">]</mo>
        </mrow>
        <mo stretchy="false">=</mo>
        <mn>0</mn>
      </mrow>
    </mrow>
    <annotation encoding="StarMath 5.0">{d} over {dx}[c] = 0
</annotation>
  </semantics>
</math>
</file>

<file path=Object 4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[</mo>
          <mrow>
            <mrow>
              <mi mathvariant="italic">mx</mi>
              <mo stretchy="false">+</mo>
              <mi>b</mi>
            </mrow>
          </mrow>
          <mo stretchy="false">]</mo>
        </mrow>
        <mo stretchy="false">=</mo>
        <mi>m</mi>
      </mrow>
    </mrow>
    <annotation encoding="StarMath 5.0">{d} over {dx}[mx+b] = m</annotation>
  </semantics>
</math>
</file>

<file path=Object 5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[</mo>
          <mrow>
            <mi>x</mi>
          </mrow>
          <mo stretchy="false">]</mo>
        </mrow>
        <mo stretchy="false">=</mo>
        <mn>1</mn>
      </mrow>
    </mrow>
    <annotation encoding="StarMath 5.0">{d} over {dx}[x] = 1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row>
            <mn>7</mn>
          </mrow>
        </msup>
      </mrow>
    </mrow>
    <annotation encoding="StarMath 5.0">f(x) = x^{7}</annotation>
  </semantics>
</math>
</file>

<file path=Object 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qrt>
          <mrow>
            <mo stretchy="false">(</mo>
            <mrow>
              <mi>x</mi>
            </mrow>
            <mo stretchy="false">)</mo>
          </mrow>
        </msqrt>
      </mrow>
    </mrow>
    <annotation encoding="StarMath 5.0">g(x) = sqrt(x)</annotation>
  </semantics>
</math>
</file>

<file path=Object 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up>
              <mi>x</mi>
              <mrow>
                <mn>3</mn>
              </mrow>
            </msup>
          </mrow>
        </mfrac>
      </mrow>
    </mrow>
    <annotation encoding="StarMath 5.0">h(x) = {1} over {x^{3}}</annotation>
  </semantics>
</math>
</file>

<file path=Object 9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sup>
          <mn>7x</mn>
          <mrow>
            <mn>6</mn>
          </mrow>
        </msup>
      </mrow>
    </mrow>
    <annotation encoding="StarMath 5.0">f'(x) = 7x^{6}</annotation>
  </semantics>
</math>
</file>